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extExtractor.extractText( InputStream stream , String type , String 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MLTextExtrac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TextExtractor.XML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